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9102in"/>
    </style:style>
    <style:style style:name="ro3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order-bottom="none" fo:background-color="#eeeeee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eeeeee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0.013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0.013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order-bottom="0.000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40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40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40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40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40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4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40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40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40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40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122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22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122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86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9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fo:border-bottom="0.000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fo:border-bottom="none" fo:background-color="#cccccc" style:diagonal-bl-tr="none" style:diagonal-tl-br="none" fo:border-left="0.000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fo:border-bottom="0.0008in solid #000000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0.0008in solid #000000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fo:border-bottom="0.0008in solid #00000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Default">
      <style:table-cell-properties fo:border-bottom="0.0008in solid #000000" fo:background-color="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fo:background-color="#dddddd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fo:border-bottom="none" fo:background-color="#dddddd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Default">
      <style:table-cell-properties fo:border-bottom="0.0008in solid #000000" fo:background-color="#ddddd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>
      <style:table-cell-properties fo:border-bottom="0.000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>
      <style:table-cell-properties fo:border-bottom="0.0008in solid #000000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1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2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>
      <style:table-cell-properties fo:border-bottom="0.0008in solid #000000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0.0008in solid #000000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147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 table:print-ranges="Sheet1.A1:Sheet1.L4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72"/>
        <table:table-column table:style-name="co3" table:default-cell-style-name="ce72"/>
        <table:table-column table:style-name="co1" table:number-columns-repeated="5" table:default-cell-style-name="Default"/>
        <table:table-column table:style-name="co1" table:number-columns-repeated="10" table:default-cell-style-name="ce147"/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21" office:value-type="string">
            <text:p>Jack King</text:p>
          </table:table-cell>
          <table:table-cell table:style-name="ce28" table:number-columns-repeated="2"/>
          <table:table-cell table:style-name="ce52"/>
          <table:table-cell table:style-name="ce73" office:value-type="string">
            <text:p>Date</text:p>
          </table:table-cell>
          <table:table-cell table:style-name="ce87" office:value-type="date" office:date-value="2016-01-11">
            <text:p>01/11/16</text:p>
          </table:table-cell>
          <table:table-cell table:style-name="ce107" table:number-columns-repeated="2"/>
          <table:table-cell table:style-name="ce126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21" office:value-type="string">
            <text:p>mh127</text:p>
          </table:table-cell>
          <table:table-cell table:style-name="ce29" table:number-columns-repeated="2"/>
          <table:table-cell table:style-name="ce52"/>
          <table:table-cell table:style-name="ce2" office:value-type="string">
            <text:p>H2O LV:</text:p>
          </table:table-cell>
          <table:table-cell table:style-name="ce28" office:value-type="string">
            <text:p>full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21" office:value-type="string">
            <text:p>prod12</text:p>
          </table:table-cell>
          <table:table-cell table:style-name="ce28" table:number-columns-repeated="2"/>
          <table:table-cell table:style-name="ce52"/>
          <table:table-cell table:style-name="ce2" office:value-type="string">
            <text:p>HV Read</text:p>
          </table:table-cell>
          <table:table-cell table:style-name="ce21" office:value-type="string">
            <text:p>-150v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21" office:value-type="string">
            <text:p>University of Kansas</text:p>
          </table:table-cell>
          <table:table-cell table:style-name="ce28" table:number-columns-repeated="2"/>
          <table:table-cell table:style-name="ce53" office:value-type="string">
            <text:p>T/H raw</text:p>
          </table:table-cell>
          <table:table-cell table:style-name="ce74" office:value-type="string">
            <text:p>T/H Act</text:p>
          </table:table-cell>
          <table:table-cell table:style-name="ce88" office:value-type="string">
            <text:p>Comments</text:p>
          </table:table-cell>
          <table:table-cell table:style-name="ce108" table:number-columns-repeated="2"/>
          <table:table-cell table:style-name="ce128"/>
          <table:table-cell table:style-name="ce146"/>
          <table:table-cell table:number-columns-repeated="10"/>
        </table:table-row>
        <table:table-row table:style-name="ro4">
          <table:table-cell/>
          <table:table-cell table:style-name="ce3" office:value-type="string">
            <text:p>Option: Timing 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4"/>
          <table:table-cell table:style-name="ce75" table:formula="of:=2.5773*[.F6]-257.81" office:value-type="float" office:value="-257.81">
            <text:p>-257.81</text:p>
          </table:table-cell>
          <table:table-cell table:style-name="ce89"/>
          <table:table-cell table:style-name="ce109" table:number-columns-repeated="2"/>
          <table:table-cell table:style-name="ce129"/>
          <table:table-cell table:style-name="ce146"/>
          <table:table-cell table:number-columns-repeated="10"/>
        </table:table-row>
        <table:table-row table:style-name="ro4">
          <table:table-cell/>
          <table:table-cell table:style-name="ce4" office:value-type="string">
            <text:p>Difficult mods only</text:p>
          </table:table-cell>
          <table:table-cell table:style-name="ce22" office:value-type="string">
            <text:p>Test End</text:p>
          </table:table-cell>
          <table:table-cell table:style-name="ce30"/>
          <table:table-cell table:style-name="ce35" table:formula="of:=[.D7]-[.D6]" office:value-type="time" office:time-value="PT00H00M00S">
            <text:p>00:00</text:p>
          </table:table-cell>
          <table:table-cell table:style-name="ce55"/>
          <table:table-cell table:style-name="ce76" table:formula="of:=[.F7]-280" office:value-type="float" office:value="-280">
            <text:p>-280.00</text:p>
          </table:table-cell>
          <table:table-cell table:style-name="ce90"/>
          <table:table-cell table:style-name="ce110" table:number-columns-repeated="2"/>
          <table:table-cell table:style-name="ce130"/>
          <table:table-cell table:style-name="ce146"/>
          <table:table-cell table:number-columns-repeated="10"/>
        </table:table-row>
        <table:table-row table:style-name="ro2">
          <table:table-cell/>
          <table:table-cell table:style-name="ce5" office:value-type="string">
            <text:p>Pre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8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9]-[.D8]" office:value-type="time" office:time-value="PT00H00M00S">
            <text:p>00:00</text:p>
          </table:table-cell>
          <table:table-cell table:style-name="ce57"/>
          <table:table-cell table:style-name="ce78" table:formula="of:=[.F9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PixelAlive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0]-257.81" office:value-type="float" office:value="-257.81">
            <text:p>-257.81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3" office:value-type="string">
            <text:p>Test End</text:p>
          </table:table-cell>
          <table:table-cell table:style-name="ce31"/>
          <table:table-cell table:style-name="ce37" table:formula="of:=[.D11]-[.D10]" office:value-type="time" office:time-value="PT00H00M00S">
            <text:p>00:00</text:p>
          </table:table-cell>
          <table:table-cell table:style-name="ce59"/>
          <table:table-cell table:style-name="ce80" table:formula="of:=[.F11]-280" office:value-type="float" office:value="-280">
            <text:p>-280.00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Trim:35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2]-257.81" office:value-type="float" office:value="-257.81">
            <text:p>-257.81</text:p>
          </table:table-cell>
          <table:table-cell table:style-name="ce94"/>
          <table:table-cell table:style-name="ce114" table:number-columns-repeated="2"/>
          <table:table-cell table:style-name="ce13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3" office:value-type="string">
            <text:p>Test End</text:p>
          </table:table-cell>
          <table:table-cell table:style-name="ce31"/>
          <table:table-cell table:style-name="ce37" table:formula="of:=[.D13]-[.D12]" office:value-type="time" office:time-value="PT00H00M00S">
            <text:p>00:00</text:p>
          </table:table-cell>
          <table:table-cell table:style-name="ce59"/>
          <table:table-cell table:style-name="ce80" table:formula="of:=[.F13]-280" office:value-type="float" office:value="-280">
            <text:p>-280.00</text:p>
          </table:table-cell>
          <table:table-cell table:style-name="ce95"/>
          <table:table-cell table:style-name="ce115" table:number-columns-repeated="2"/>
          <table:table-cell table:style-name="ce13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Phopt:35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4]-257.81" office:value-type="float" office:value="-257.81">
            <text:p>-257.81</text:p>
          </table:table-cell>
          <table:table-cell table:style-name="ce93"/>
          <table:table-cell table:style-name="ce116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3" office:value-type="string">
            <text:p>Test End</text:p>
          </table:table-cell>
          <table:table-cell table:style-name="ce31"/>
          <table:table-cell table:style-name="ce37" table:formula="of:=[.D15]-[.D14]" office:value-type="time" office:time-value="PT00H00M00S">
            <text:p>00:00</text:p>
          </table:table-cell>
          <table:table-cell table:style-name="ce59"/>
          <table:table-cell table:style-name="ce80" table:formula="of:=[.F15]-280" office:value-type="float" office:value="-280">
            <text:p>-280.00</text:p>
          </table:table-cell>
          <table:table-cell table:style-name="ce93"/>
          <table:table-cell table:style-name="ce116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Gainped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16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17]-[.D16]" office:value-type="time" office:time-value="PT00H00M00S">
            <text:p>00:00</text:p>
          </table:table-cell>
          <table:table-cell table:style-name="ce57"/>
          <table:table-cell table:style-name="ce78" table:formula="of:=[.F17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Bbond1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18]-257.81" office:value-type="float" office:value="-257.81">
            <text:p>-257.81</text:p>
          </table:table-cell>
          <table:table-cell table:style-name="ce96"/>
          <table:table-cell table:style-name="ce117" table:number-columns-repeated="2"/>
          <table:table-cell table:style-name="ce136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19]-[.D18]" office:value-type="time" office:time-value="PT00H00M00S">
            <text:p>00:00</text:p>
          </table:table-cell>
          <table:table-cell table:style-name="ce57"/>
          <table:table-cell table:style-name="ce78" table:formula="of:=[.F19]-280" office:value-type="float" office:value="-280">
            <text:p>-280.00</text:p>
          </table:table-cell>
          <table:table-cell table:style-name="ce96"/>
          <table:table-cell table:style-name="ce117" table:number-columns-repeated="2"/>
          <table:table-cell table:style-name="ce136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Sc:vcal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20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21]-[.D20]" office:value-type="time" office:time-value="PT00H00M00S">
            <text:p>00:00</text:p>
          </table:table-cell>
          <table:table-cell table:style-name="ce57"/>
          <table:table-cell table:style-name="ce78" table:formula="of:=[.F21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IV Curve: 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22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23]-[.D22]" office:value-type="time" office:time-value="PT00H00M00S">
            <text:p>00:00</text:p>
          </table:table-cell>
          <table:table-cell table:style-name="ce57"/>
          <table:table-cell table:style-name="ce78" table:formula="of:=[.F23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Hotpixel: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5H10M00S">
            <text:p>15:10</text:p>
          </table:table-cell>
          <table:table-cell table:style-name="ce38"/>
          <table:table-cell table:style-name="ce60" office:value-type="float" office:value="108.3">
            <text:p>108.30</text:p>
          </table:table-cell>
          <table:table-cell table:style-name="ce79" table:formula="of:=2.5773*[.F24]-257.81" office:value-type="float" office:value="21.31159">
            <text:p>21.31</text:p>
          </table:table-cell>
          <table:table-cell table:style-name="ce93" office:value-type="float" office:value="22.1">
            <text:p>22.1</text:p>
          </table:table-cell>
          <table:table-cell table:style-name="ce116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3" office:value-type="string">
            <text:p>Test End</text:p>
          </table:table-cell>
          <table:table-cell table:style-name="ce31" office:value-type="time" office:time-value="PT15H26M00S">
            <text:p>15:26</text:p>
          </table:table-cell>
          <table:table-cell table:style-name="ce39" table:formula="of:=[.D25]-[.D24]" office:value-type="time" office:time-value="PT00H16M00S">
            <text:p>00:16</text:p>
          </table:table-cell>
          <table:table-cell table:style-name="ce61" office:value-type="float" office:value="301.9">
            <text:p>301.90</text:p>
          </table:table-cell>
          <table:table-cell table:style-name="ce80" table:formula="of:=[.F25]-280" office:value-type="float" office:value="21.9">
            <text:p>21.90</text:p>
          </table:table-cell>
          <table:table-cell table:style-name="ce93"/>
          <table:table-cell table:style-name="ce116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Cu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5H26M00S">
            <text:p>15:26</text:p>
          </table:table-cell>
          <table:table-cell table:style-name="ce40"/>
          <table:table-cell table:style-name="ce62" office:value-type="float" office:value="108.3">
            <text:p>108.30</text:p>
          </table:table-cell>
          <table:table-cell table:style-name="ce81" table:formula="of:=2.5773*[.F26]-257.81" office:value-type="float" office:value="21.31159">
            <text:p>21.31</text:p>
          </table:table-cell>
          <table:table-cell table:style-name="ce97" office:value-type="float" office:value="22.5">
            <text:p>22.5</text:p>
          </table:table-cell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5H32M00S">
            <text:p>15:32</text:p>
          </table:table-cell>
          <table:table-cell table:style-name="ce41" table:formula="of:=[.D27]-[.D26]" office:value-type="time" office:time-value="PT00H06M00S">
            <text:p>00:06</text:p>
          </table:table-cell>
          <table:table-cell table:style-name="ce63"/>
          <table:table-cell table:style-name="ce82" table:formula="of:=[.F27]-280" office:value-type="float" office:value="-280">
            <text:p>-280.00</text:p>
          </table:table-cell>
          <table:table-cell table:style-name="ce98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I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5H32M00S">
            <text:p>15:32</text:p>
          </table:table-cell>
          <table:table-cell table:style-name="ce40"/>
          <table:table-cell table:style-name="ce62" office:value-type="float" office:value="108.4">
            <text:p>108.40</text:p>
          </table:table-cell>
          <table:table-cell table:style-name="ce81" table:formula="of:=2.5773*[.F28]-257.81" office:value-type="float" office:value="21.56932">
            <text:p>21.57</text:p>
          </table:table-cell>
          <table:table-cell table:style-name="ce99" office:value-type="float" office:value="22.9">
            <text:p>22.9</text:p>
          </table:table-cell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5H40M00S">
            <text:p>15:40</text:p>
          </table:table-cell>
          <table:table-cell table:style-name="ce42" table:formula="of:=[.D29]-[.D28]" office:value-type="time" office:time-value="PT00H08M00S">
            <text:p>00:08</text:p>
          </table:table-cell>
          <table:table-cell table:style-name="ce64"/>
          <table:table-cell table:style-name="ce82" table:formula="of:=[.F29]-280" office:value-type="float" office:value="-280">
            <text:p>-280.0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Floro:S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5H40M00S">
            <text:p>15:40</text:p>
          </table:table-cell>
          <table:table-cell table:style-name="ce43"/>
          <table:table-cell table:style-name="ce65" office:value-type="float" office:value="108.5">
            <text:p>108.50</text:p>
          </table:table-cell>
          <table:table-cell table:style-name="ce81" table:formula="of:=2.5773*[.F30]-257.81" office:value-type="float" office:value="21.82705">
            <text:p>21.83</text:p>
          </table:table-cell>
          <table:table-cell table:style-name="ce101" office:value-type="float" office:value="23.2">
            <text:p>23.2</text:p>
          </table:table-cell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5H46M00S">
            <text:p>15:46</text:p>
          </table:table-cell>
          <table:table-cell table:style-name="ce41" table:formula="of:=[.D31]-[.D30]" office:value-type="time" office:time-value="PT00H06M00S">
            <text:p>00:06</text:p>
          </table:table-cell>
          <table:table-cell table:style-name="ce63"/>
          <table:table-cell table:style-name="ce82" table:formula="of:=[.F31]-280" office:value-type="float" office:value="-280">
            <text:p>-280.0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Ag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5H46M00S">
            <text:p>15:46</text:p>
          </table:table-cell>
          <table:table-cell table:style-name="ce40"/>
          <table:table-cell table:style-name="ce62" office:value-type="float" office:value="108.8">
            <text:p>108.80</text:p>
          </table:table-cell>
          <table:table-cell table:style-name="ce81" table:formula="of:=2.5773*[.F32]-257.81" office:value-type="float" office:value="22.60024">
            <text:p>22.60</text:p>
          </table:table-cell>
          <table:table-cell table:style-name="ce99" office:value-type="float" office:value="23.6">
            <text:p>23.6</text:p>
          </table:table-cell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5H54M00S">
            <text:p>15:54</text:p>
          </table:table-cell>
          <table:table-cell table:style-name="ce42" table:formula="of:=[.D33]-[.D32]" office:value-type="time" office:time-value="PT00H08M00S">
            <text:p>00:08</text:p>
          </table:table-cell>
          <table:table-cell table:style-name="ce64" office:value-type="float" office:value="302.1">
            <text:p>302.10</text:p>
          </table:table-cell>
          <table:table-cell table:style-name="ce82" table:formula="of:=[.F33]-280" office:value-type="float" office:value="22.1">
            <text:p>22.1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1.0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1H46M00S">
            <text:p>11:46</text:p>
          </table:table-cell>
          <table:table-cell table:style-name="ce44"/>
          <table:table-cell table:style-name="ce66" office:value-type="float" office:value="107.8">
            <text:p>107.80</text:p>
          </table:table-cell>
          <table:table-cell table:style-name="ce83" table:formula="of:=2.5773*[.F34]-257.81" office:value-type="float" office:value="20.02294">
            <text:p>20.02</text:p>
          </table:table-cell>
          <table:table-cell table:style-name="ce102" office:value-type="float" office:value="19">
            <text:p>19</text:p>
          </table:table-cell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5" office:value-type="string">
            <text:p>Test End</text:p>
          </table:table-cell>
          <table:table-cell table:style-name="ce33" office:value-type="time" office:time-value="PT11H51M00S">
            <text:p>11:51</text:p>
          </table:table-cell>
          <table:table-cell table:style-name="ce45" table:formula="of:=[.D35]-[.D34]" office:value-type="time" office:time-value="PT00H05M00S">
            <text:p>00:05</text:p>
          </table:table-cell>
          <table:table-cell table:style-name="ce67" office:value-type="float" office:value="295.7">
            <text:p>295.70</text:p>
          </table:table-cell>
          <table:table-cell table:style-name="ce84" table:formula="of:=[.F35]-280" office:value-type="float" office:value="15.7">
            <text:p>15.7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8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1H51M00S">
            <text:p>11:51</text:p>
          </table:table-cell>
          <table:table-cell table:style-name="ce46"/>
          <table:table-cell table:style-name="ce68" office:value-type="float" office:value="108.2">
            <text:p>108.20</text:p>
          </table:table-cell>
          <table:table-cell table:style-name="ce83" table:formula="of:=2.5773*[.F36]-257.81" office:value-type="float" office:value="21.05386">
            <text:p>21.05</text:p>
          </table:table-cell>
          <table:table-cell table:style-name="ce103" office:value-type="float" office:value="20.5">
            <text:p>20.5</text:p>
          </table:table-cell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1H56M00S">
            <text:p>11:56</text:p>
          </table:table-cell>
          <table:table-cell table:style-name="ce47" table:formula="of:=[.D37]-[.D36]" office:value-type="time" office:time-value="PT00H05M00S">
            <text:p>00:05</text:p>
          </table:table-cell>
          <table:table-cell table:style-name="ce69" office:value-type="float" office:value="295.8">
            <text:p>295.80</text:p>
          </table:table-cell>
          <table:table-cell table:style-name="ce84" table:formula="of:=[.F37]-280" office:value-type="float" office:value="15.8">
            <text:p>15.8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6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1H56M00S">
            <text:p>11:56</text:p>
          </table:table-cell>
          <table:table-cell table:style-name="ce44"/>
          <table:table-cell table:style-name="ce66" office:value-type="float" office:value="108.3">
            <text:p>108.30</text:p>
          </table:table-cell>
          <table:table-cell table:style-name="ce83" table:formula="of:=2.5773*[.F38]-257.81" office:value-type="float" office:value="21.31159">
            <text:p>21.31</text:p>
          </table:table-cell>
          <table:table-cell table:style-name="ce102" office:value-type="float" office:value="20.8">
            <text:p>20.8</text:p>
          </table:table-cell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9"/>
          <table:table-cell table:style-name="ce25" office:value-type="string">
            <text:p>Test End</text:p>
          </table:table-cell>
          <table:table-cell table:style-name="ce33" office:value-type="time" office:time-value="PT11H59M00S">
            <text:p>11:59</text:p>
          </table:table-cell>
          <table:table-cell table:style-name="ce45" table:formula="of:=[.D39]-[.D38]" office:value-type="time" office:time-value="PT00H03M00S">
            <text:p>00:03</text:p>
          </table:table-cell>
          <table:table-cell table:style-name="ce67" office:value-type="float" office:value="295.8">
            <text:p>295.80</text:p>
          </table:table-cell>
          <table:table-cell table:style-name="ce84" table:formula="of:=[.F39]-280" office:value-type="float" office:value="15.8">
            <text:p>15.8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4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1H59M00S">
            <text:p>11:59</text:p>
          </table:table-cell>
          <table:table-cell table:style-name="ce46"/>
          <table:table-cell table:style-name="ce68" office:value-type="float" office:value="108.3">
            <text:p>108.30</text:p>
          </table:table-cell>
          <table:table-cell table:style-name="ce83" table:formula="of:=2.5773*[.F40]-257.81" office:value-type="float" office:value="21.31159">
            <text:p>21.31</text:p>
          </table:table-cell>
          <table:table-cell table:style-name="ce103" office:value-type="float" office:value="21">
            <text:p>21</text:p>
          </table:table-cell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2H02M00S">
            <text:p>12:02</text:p>
          </table:table-cell>
          <table:table-cell table:style-name="ce47" table:formula="of:=[.D41]-[.D40]" office:value-type="time" office:time-value="PT00H03M00S">
            <text:p>00:03</text:p>
          </table:table-cell>
          <table:table-cell table:style-name="ce69" office:value-type="float" office:value="295.9">
            <text:p>295.90</text:p>
          </table:table-cell>
          <table:table-cell table:style-name="ce84" table:formula="of:=[.F41]-280" office:value-type="float" office:value="15.9">
            <text:p>15.9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2:ma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2H02M00S">
            <text:p>12:02</text:p>
          </table:table-cell>
          <table:table-cell table:style-name="ce44"/>
          <table:table-cell table:style-name="ce66" office:value-type="float" office:value="108.3">
            <text:p>108.30</text:p>
          </table:table-cell>
          <table:table-cell table:style-name="ce83" table:formula="of:=2.5773*[.F37]-257.81" office:value-type="float" office:value="504.55534">
            <text:p>504.56</text:p>
          </table:table-cell>
          <table:table-cell table:style-name="ce102" office:value-type="float" office:value="21.2">
            <text:p>21.2</text:p>
          </table:table-cell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2H06M00S">
            <text:p>12:06</text:p>
          </table:table-cell>
          <table:table-cell table:style-name="ce47" table:formula="of:=[.D43]-[.D37]" office:value-type="time" office:time-value="PT00H10M00S">
            <text:p>00:10</text:p>
          </table:table-cell>
          <table:table-cell table:style-name="ce69" office:value-type="float" office:value="295.9">
            <text:p>295.90</text:p>
          </table:table-cell>
          <table:table-cell table:style-name="ce84" table:formula="of:=[.F43]-280" office:value-type="float" office:value="15.9">
            <text:p>15.9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6" table:number-columns-repeated="2"/>
          <table:table-cell table:style-name="ce48"/>
          <table:table-cell table:style-name="ce70"/>
          <table:table-cell table:style-name="ce85"/>
          <table:table-cell table:style-name="ce105"/>
          <table:table-cell table:style-name="ce124" table:number-columns-repeated="2"/>
          <table:table-cell table:style-name="ce14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20" office:value-type="string">
            <text:p>Total time:</text:p>
          </table:table-cell>
          <table:table-cell table:style-name="ce27" table:number-columns-repeated="2"/>
          <table:table-cell table:style-name="ce49" table:formula="of:=SUM([.E9:.E43])" office:value-type="time" office:time-value="PT01H10M00S">
            <text:p>01:10</text:p>
          </table:table-cell>
          <table:table-cell table:style-name="ce71"/>
          <table:table-cell table:style-name="ce86" office:value-type="string">
            <text:p>Grade:</text:p>
          </table:table-cell>
          <table:table-cell table:style-name="ce106"/>
          <table:table-cell table:style-name="ce125" table:number-columns-repeated="2"/>
          <table:table-cell table:style-name="ce14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50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4" table:number-rows-repeated="1048528">
          <table:table-cell table:number-columns-repeated="22"/>
        </table:table-row>
        <table:table-row table:style-name="ro4">
          <table:table-cell table:number-columns-repeated="22"/>
        </table:table-row>
        <table:named-expressions>
          <table:named-range table:name="Excel_BuiltIn_Print_Area" table:base-cell-address="$Sheet1.$A$1" table:cell-range-address="$Sheet1.$A$1:.$L$46" table:range-usable-as="print-range"/>
        </table:named-expressions>
      </table:table>
      <table:table table:name="Sheet2" table:style-name="ta2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table table:name="Sheet3" table:style-name="ta3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0"/>
    </number:number-style>
    <number:number-style style:name="N122">
      <style:text-properties fo:color="#ff0000"/>
      <number:text>-</number:text>
      <number:number number:decimal-places="2" number:min-integer-digits="0"/>
      <style:map style:condition="value()&gt;=0" style:apply-style-name="N122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"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1/12/2016</text:date>, <text:time>12:0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creator>KU_HEP_Electronics_Design_Lab KU_PHSX</dc:creator>
    <dc:date>2016-01-12T12:06:47</dc:date>
    <meta:editing-cycles>12</meta:editing-cycles>
    <meta:editing-duration>P3DT1H5M46S</meta:editing-duration>
    <meta:generator>OpenOffice/4.1.1$Unix OpenOffice.org_project/411m6$Build-9775</meta:generator>
    <meta:document-statistic meta:table-count="3" meta:cell-count="221" meta:object-count="0"/>
  </office:meta>
</office:document-meta>
</file>